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" fo:font-size="9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9pt"/>
    </style:style>
    <style:style style:name="T5" style:family="text">
      <style:text-properties style:font-name="Arial" fo:font-size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officeooo:rsid="001255d3"/>
    </style:style>
    <style:style style:name="T8" style:family="text">
      <style:text-properties style:text-position="33% 80%" style:font-name="Arial" fo:font-size="9pt"/>
    </style:style>
    <style:style style:name="T9" style:family="text">
      <style:text-properties style:font-name-asian="Times New Roman" style:font-name-complex="Arial1"/>
    </style:style>
    <style:style style:name="T10" style:family="text">
      <style:text-properties fo:color="#000000" fo:language="zxx" fo:country="none" style:language-asian="zxx" style:country-asian="none"/>
    </style:style>
    <style:style style:name="T11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2" style:family="text">
      <style:text-properties fo:color="#000000" style:font-name="Arial"/>
    </style:style>
    <style:style style:name="T13" style:family="text">
      <style:text-properties fo:text-transform="lowercase"/>
    </style:style>
    <style:style style:name="T14" style:family="text">
      <style:text-properties fo:text-transform="capitalize"/>
    </style:style>
    <style:style style:name="T15" style:family="text">
      <style:text-properties fo:color="#0000ff"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ecisionreorientationep93structurereferente_lib_struc"/>
        <text:user-field-decl office:value-type="string" office:string-value="" text:name="decisionreorientationep93structurereferente_num_voie"/>
        <text:user-field-decl office:value-type="string" office:string-value="" text:name="decisionreorientationep93structurereferente_type_voie"/>
        <text:user-field-decl office:value-type="string" office:string-value="" text:name="decisionreorientationep93structurereferente_nom_voie"/>
        <text:user-field-decl office:value-type="string" office:string-value="" text:name="decisionreorientationep93structurereferente_code_postal"/>
        <text:user-field-decl office:value-type="string" office:string-value="" text:name="decisionreorientationep93structurereferente_ville"/>
        <text:user-field-decl office:value-type="string" office:string-value="" text:name="decisionreorientationep93structurereferente_numtel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11"> DPAS/SIS/BADA/SUSPENSION/</text:span><text:span text:style-name="T11"><text:date style:data-style-name="N106" text:date-value="2015-08-18T12:10:49.015999794">2015</text:date></text:span></text:p>
              <text:p text:style-name="P5"><text:span text:style-name="T10"><text:s text:c="8"/>Matricule CAF : </text:span><text:span text:style-name="T10"><text:user-field-get text:name="dossier_matricule"/></text:span></text:p>
              <text:p text:style-name="P5"><text:text-input text:description="">Affaire suivie par : </text:text-input> <text:span text:style-name="T14"><text:user-field-get text:name="user_prenom">user_prenom</text:user-field-get></text:span> <text:bookmark-start text:name="Texte71"/><text:span text:style-name="T14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8-18T12:10:49.015999794">18/08/2015</text:date></text:p>
            </table:table-cell>
            <table:table-cell table:style-name="Tableau1.B3" office:value-type="string">
              <text:p text:style-name="P7"><text:user-field-get text:name="adresse_numvoie"/> <text:user-field-get text:name="adresse_libtypevoie"/><text:span text:style-name="T14"> </text:span><text:span text:style-name="T13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9"><text:user-field-get text:name="adresse_codepos"/></text:span><text:span text:style-name="T9"> </text:span><text:span text:style-name="T9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<text:span text:style-name="T3">En tant que bénéficiaire du Revenu de Solidarité Active (RSA), vous devez être </text:span><text:span text:style-name="T3"><text:conditional-text text:condition="ooow:personne_qual ==&quot;Monsieur&quot;" text:string-value-if-true="accompagné" text:string-value-if-false="accompagnée" text:current-value="true">accompagnée</text:conditional-text></text:span><text:span text:style-name="T3">, dans votre parcours d’insertion, par un service référent.</text:span></text:p>
        <text:p text:style-name="P10"/>
        <text:p text:style-name="P19"><text:span text:style-name="T3">L’Equipe Pluridisciplinaire (EP), lors de sa réunion du </text:span><text:span text:style-name="T3"><text:user-field-get text:name="commissionep_dateseance"/></text:span><text:span text:style-name="T12">, </text:span><text:span text:style-name="T3">a examiné votre situation, et afin de répondre au mieux à vos besoins, le Président du Conseil </text:span><text:span text:style-name="T7">départemental </text:span><text:span text:style-name="T3">a</text:span><text:span text:style-name="T15"> </text:span><text:span text:style-name="T3">décidé de vous orienter vers un nouveau service référent :</text:span></text:p>
        <text:p text:style-name="P19"/>
        <text:p text:style-name="P15"><text:user-field-get text:name="decisionreorientationep93structurereferente_lib_struc"/></text:p>
        <text:p text:style-name="P15"><text:user-field-get text:name="decisionreorientationep93structurereferente_num_voie"/> <text:user-field-get text:name="decisionreorientationep93structurereferente_type_voie"/> <text:user-field-get text:name="decisionreorientationep93structurereferente_nom_voie"/></text:p>
        <text:p text:style-name="P15"><text:user-field-get text:name="decisionreorientationep93structurereferente_code_postal"/> <text:user-field-get text:name="decisionreorientationep93structurereferente_ville"/></text:p>
        <text:p text:style-name="P15"><text:user-field-get text:name="decisionreorientationep93structurereferente_numtel"/></text:p>
        <text:p text:style-name="P15"/>
        <text:p text:style-name="P18">Je vous invite à prendre immédiatement contact avec cette structure, afin de définir la suite de votre parcours d’insertion et de signer un Contrat d’Engagement Réciproque (CER).</text:p>
        <text:p text:style-name="P18"/>
        <text:p text:style-name="P16"><text:span text:style-name="T6">La loi</text:span><text:span text:style-name="T2">1</text:span><text:span text:style-name="T6"> </text:span><text:span text:style-name="T5">prévoit que si vous ne respectez pas cette obligation le versement de votre allocation pourra être suspendu.</text:span></text:p>
        <text:p text:style-name="P17"/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8-18T12:10:48.798000000</dc:date>
    <dc:creator>linda baitech</dc:creator>
    <meta:editing-duration>PT6H57M46S</meta:editing-duration>
    <meta:editing-cycles>11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51" meta:character-count="964" meta:non-whitespace-character-count="809"/>
  </office:meta>
</office:document-meta>
</file>